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text-indent="0in"/>
      <style:text-properties style:font-name="Arial" style:font-name-complex="Arial"/>
    </style:style>
    <style:style style:name="P2" style:parent-style-name="Обычный" style:family="paragraph">
      <style:paragraph-properties fo:text-align="center" fo:text-indent="0in"/>
      <style:text-properties style:font-name="Arial" style:font-name-complex="Arial"/>
    </style:style>
    <style:style style:name="P3" style:parent-style-name="Обычный" style:family="paragraph">
      <style:paragraph-properties fo:text-align="start"/>
    </style:style>
    <style:style style:name="P4" style:parent-style-name="Обычный" style:family="paragraph">
      <style:paragraph-properties fo:text-align="start"/>
    </style:style>
    <style:style style:name="P5" style:parent-style-name="Обычный" style:family="paragraph">
      <style:paragraph-properties fo:text-align="start"/>
    </style:style>
    <style:style style:name="P6" style:parent-style-name="Обычный" style:family="paragraph">
      <style:paragraph-properties fo:text-align="start"/>
    </style:style>
    <style:style style:name="P7" style:parent-style-name="Обычный" style:family="paragraph">
      <style:paragraph-properties fo:text-align="start"/>
    </style:style>
    <style:style style:name="P8" style:parent-style-name="Обычный" style:family="paragraph">
      <style:paragraph-properties fo:text-align="start"/>
    </style:style>
    <style:style style:name="P9" style:parent-style-name="Обычный" style:family="paragraph">
      <style:paragraph-properties fo:text-align="start"/>
    </style:style>
    <style:style style:name="P10" style:parent-style-name="Обычный" style:family="paragraph">
      <style:paragraph-properties fo:text-align="start"/>
    </style:style>
    <style:style style:name="T11" style:parent-style-name="Основнойшрифтабзаца" style:family="text">
      <style:text-properties fo:font-style="italic" style:font-style-asian="italic" style:font-style-complex="italic"/>
    </style:style>
    <style:style style:name="P12" style:parent-style-name="Обычный" style:family="paragraph">
      <style:paragraph-properties fo:text-align="center" fo:text-indent="0in"/>
    </style:style>
    <style:style style:name="T13" style:parent-style-name="Основнойшрифтабзаца" style:family="text">
      <style:text-properties style:font-name="Arial" style:font-name-complex="Arial"/>
    </style:style>
  </office:automatic-styles>
  <office:body>
    <office:text text:use-soft-page-breaks="true">
      <text:p text:style-name="P1"><text:s/></text:p>
      <text:p text:style-name="P2"/>
      <text:h text:style-name="Заголовок1" text:outline-level="1">Иван Бунин</text:h>
      <text:h text:style-name="Заголовок1" text:outline-level="1"/>
      <text:h text:style-name="Заголовок1" text:outline-level="1">Цифры</text:h>
      <text:p text:style-name="P3"/>
      <text:h text:style-name="Заголовок2" text:outline-level="2">I</text:h>
      <text:p text:style-name="P4"/>
      <text:p text:style-name="Обычный">Мой дорогой, когда ты вырастешь, вспомнишь ли ты, как однажды зимним вечером ты вышел из детской в столовую, остановился на пороге, – это было после одной из наших ссор с тобой, – и, опустив глаза, сделал такое грустное личико?</text:p>
      <text:p text:style-name="Обычный">Должен сказать тебе: ты большой шалун. Когда что-нибудь увлечет тебя, ты не знаешь удержу. Ты часто с раннего утра до поздней ночи не даешь покоя всему дому своим криком и беготней. Зато я и не знаю ничего трогательнее тебя, когда ты, насладившись своим буйством, притихнешь, побродишь по комнатам и, наконец, подойдешь и сиротливо прижмешься к моему плечу! Если же дело происходит после ссоры и если я в эту<text:s/>минуту скажу тебе хоть одно ласковое слово, то нельзя выразить, что ты тогда делаешь с моим сердцем! Как порывисто кидаешься ты целовать меня, как крепко обвиваешь руками мою шею, в избытке той беззаветной преданности, той страстной нежности, на которую способно только детство!</text:p>
      <text:p text:style-name="Обычный">Но это была слишком крупная ссора.</text:p>
      <text:p text:style-name="Обычный">Помнишь ли, что в этот вечер ты даже не решился близко подойти ко мне?</text:p>
      <text:p text:style-name="Обычный">– Покойной ночи, дядечка, – тихо сказал ты мне и, поклонившись, шаркнул ножкой.</text:p>
      <text:p text:style-name="Обычный">Конечно, ты хотел, после всех своих преступлений, показаться особенно деликатным, особенно приличным и кротким мальчиком. Нянька, передавая тебе единственный известный ей признак благовоспитанности, когда-то учила тебя: «Шаркни ножкой!» И вот ты, чтобы задобрить меня, вспомнил, что у тебя есть в запасе<text:s/>хорошие манеры. И я понял это – и поспешил ответить так, как будто между нами ничего не произошло, но все-таки очень сдержанно:</text:p>
      <text:p text:style-name="Обычный">– Покойной ночи.</text:p>
      <text:p text:style-name="Обычный">Но мог ли ты удовлетвориться таким миром? Да и лукавить ты не горазд еще. Перестрадав свое горе, твое сердце с<text:s/>новой страстью вернулось к той заветной мечте, которая так пленяла тебя весь этот день. И вечером, как только эта мечта опять овладела тобою, ты забыл и свою обиду, и свое самолюбие, и свое твердое решение всю жизнь ненавидеть меня. Ты помолчал, собрал силы и вдруг, торопясь и волнуясь, сказал мне:</text:p>
      <text:p text:style-name="Обычный">– Дядечка, прости меня… Я больше не буду… И, пожалуйста, все-таки покажи мне цифры! Пожалуйста!</text:p>
      <text:p text:style-name="Обычный">Можно ли было после этого медлить ответом? А я все-таки помедлил. Я, видишь ли, очень, очень умный дядя…</text:p>
      <text:p text:style-name="Обычный"/>
      <text:h text:style-name="Заголовок2" text:outline-level="2">II</text:h>
      <text:p text:style-name="P5"/>
      <text:p text:style-name="Обычный">Ты в<text:s/>этот день проснулся с новой мыслью, с новой мечтой, которая захватила всю твою душу.</text:p>
      <text:p text:style-name="Обычный">Только что открылись для тебя еще не изведанные радости: иметь свои собственные книжки с картинками, пенал, цветные карандаши – непременно цветные! – и выучиться читать, рисовать и писать цифры. И все это сразу, в один день, как можно скорее. Открыв утром<text:s/>глаза, ты тотчас же позвал меня в детскую и засыпал горячими просьбами: как можно скорее выписать тебе детский журнал, купить книг, карандашей, бумаги и немедленно приняться за цифры.</text:p>
      <text:p text:style-name="Обычный">– Но сегодня царский день, все заперто, – соврал я, чтобы оттянуть дело<text:s/>до завтра или хоть до вечера: уж очень не хотелось мне идти в город.</text:p>
      <text:soft-page-break/>
      <text:p text:style-name="Обычный">Но ты замотал головою.</text:p>
      <text:p text:style-name="Обычный">– Нет, нет, не царский! – закричал ты тонким голоском, поднимая брови. – Вовсе не царский, – я знаю.</text:p>
      <text:p text:style-name="Обычный">– Да уверяю тебя, царский! – сказал я.</text:p>
      <text:p text:style-name="Обычный">– А я знаю, что не царский! Ну, пожа-алуйста!</text:p>
      <text:p text:style-name="Обычный">– Если ты будешь приставать, – сказал я строго и твердо то, что говорят в таких случаях все дяди, – если ты будешь приставать, так и совсем не куплю ничего.</text:p>
      <text:p text:style-name="Обычный">Ты задумался.</text:p>
      <text:p text:style-name="Обычный">– Ну, что ж делать! – сказал ты со вздохом. – Ну, царский так царский. Ну, а цифры? Ведь можно же, – сказал ты, опять поднимая брови, но уже басом, рассудительно, – ведь можно же в царский день показывать цифры?</text:p>
      <text:p text:style-name="Обычный">– Нет, нельзя, – поспешно сказала бабушка. – Придет полицейский и арестует… И не приставай к дяде.</text:p>
      <text:p text:style-name="Обычный">– Ну, это-то уж лишнее, – ответил я бабушке. – А просто мне не хочется сейчас. Вот завтра или вечером – покажу.</text:p>
      <text:p text:style-name="Обычный">– Нет, ты сейчас покажи!</text:p>
      <text:p text:style-name="Обычный">– Сейчас не хочу. Сказал, – завтра.</text:p>
      <text:p text:style-name="Обычный">– Ну, во-от, – протянул ты. – Теперь говоришь – завтра, а потом скажешь – еще завтра. Нет,<text:s/>покажи сейчас!</text:p>
      <text:p text:style-name="Обычный">Сердце тихо говорило мне, что я совершаю в эту минуту великий грех – лишаю тебя счастья, радости… Но тут пришло в голову мудрое правило: вредно, не полагается баловать детей.</text:p>
      <text:p text:style-name="Обычный">И я твердо отрезал:</text:p>
      <text:p text:style-name="Обычный">– Завтра. Раз сказано – завтра, значит, так и<text:s/>надо сделать.</text:p>
      <text:p text:style-name="Обычный">– Ну, хорошо же, дядька! – пригрозил ты дерзко и весело. – Помни ты это себе!</text:p>
      <text:p text:style-name="Обычный">И стал поспешно одеваться.</text:p>
      <text:p text:style-name="Обычный">И как только оделся, как только пробормотал вслед за бабушкой: «Отче наш, иже еси на небеси…» – и проглотил чашку молока, – вихрем понесся в зал. А через минуту оттуда уже слышались грохот опрокидываемых стульев и удалые крики…</text:p>
      <text:p text:style-name="Обычный">И весь день нельзя было унять тебя. И обедал ты наспех, рассеянно, болтая ногами, и все смотрел на меня блестящими странными глазами.</text:p>
      <text:p text:style-name="Обычный">– Покажешь? – спрашивал ты иногда. – Непременно покажешь?</text:p>
      <text:p text:style-name="Обычный">– Завтра непременно покажу, – отвечал я.</text:p>
      <text:p text:style-name="Обычный">– Ах, как хорошо! – вскрикивал ты. – Дай бог поскорее, поскорее завтра!</text:p>
      <text:p text:style-name="Обычный">Но радость, смешанная с нетерпением, волновала тебя все больше и больше. И вот, когда мы – бабушка, мама и я – сидели перед вечером за чаем, ты нашел еще один исход своему волнению.</text:p>
      <text:p text:style-name="Обычный"/>
      <text:h text:style-name="Заголовок2" text:outline-level="2">III</text:h>
      <text:p text:style-name="P6"/>
      <text:p text:style-name="Обычный">Ты придумал отличную игру: подпрыгивать, бить изо всей силы ногами в пол и при этом так звонко вскрикивать, что у нас чуть не лопались барабанные перепонки.</text:p>
      <text:p text:style-name="Обычный">– Перестань, Женя, – сказала мама.</text:p>
      <text:p text:style-name="Обычный">В ответ на это ты – трах ногами в пол!</text:p>
      <text:p text:style-name="Обычный">– Перестань же, деточка, когда мама просит, – сказала бабушка.</text:p>
      <text:p text:style-name="Обычный">Но бабушки-то ты уж и совсем не боишься. Трах ногами в пол!</text:p>
      <text:p text:style-name="Обычный">– Да перестань, – сказал я, досадливо морщась и пытаясь продолжать разговор.</text:p>
      <text:p text:style-name="Обычный">– Сам перестань! – звонко крикнул ты мне в ответ, с дерзким блеском в глазах и, подпрыгнув, еще сильнее ударил в пол и еще пронзительнее крикнул в такт.</text:p>
      <text:p text:style-name="Обычный">Я пожал плечом и сделал вид, что больше не замечаю тебя.</text:p>
      <text:p text:style-name="Обычный">Но вот тут-то и начинается история.</text:p>
      <text:p text:style-name="Обычный">Я, говорю, сделал вид, что не замечаю тебя. Но сказать ли правду? Я не только не забыл о тебе после твоего дерзкого крика, но весь похолодел от внезапной ненависти к тебе. И уже должен был употреблять усилия, чтобы делать вид, что не замечаю тебя,<text:s/>и продолжать разыгрывать роль спокойного и рассудительного.</text:p>
      <text:p text:style-name="Обычный">Но и этим дело не кончилось.</text:p>
      <text:p text:style-name="Обычный">Ты крикнул снова. Крикнул, совершенно позабыв о нас и весь отдавшись тому, что происходило в твоей переполненной жизнью душе, – крикнул таким звонким криком беспричинной, божественной радости, что сам Господь Бог улыбнулся бы при этом крике. Я же в бешенстве вскочил со стула.</text:p>
      <text:p text:style-name="Обычный">– Перестань! – рявкнул я вдруг, неожиданно для самого себя, во все горло.</text:p>
      <text:p text:style-name="Обычный">Какой черт окатил меня в эту минуту целым ушатом злобы? У меня помутилось сознание. И надо было видеть, как дрогнуло, как исказилось на мгновение твое лицо молнией ужаса!</text:p>
      <text:p text:style-name="Обычный">– А! – звонко и растерянно крикнул ты еще раз.</text:p>
      <text:p text:style-name="Обычный">И уже без всякой радости, а только для того, чтобы показать, что ты не испугался, криво и жалко ударил в пол каблуками.</text:p>
      <text:p text:style-name="Обычный">А я – я кинулся к тебе, дернул тебя за руку, да так, что ты волчком перевернулся передо мною, крепко и с наслаждением шлепнул тебя и, вытолкнув из комнаты, захлопнул дверь.</text:p>
      <text:p text:style-name="Обычный">Вот тебе и цифры!</text:p>
      <text:p text:style-name="Обычный"/>
      <text:h text:style-name="Заголовок2" text:outline-level="2">IV</text:h>
      <text:p text:style-name="P7"/>
      <text:p text:style-name="Обычный">От боли, от острого и внезапного оскорбления, так<text:s/>грубо ударившего тебя в сердце в один из самых радостных моментов твоего детства, ты, вылетевши за дверь, закатился таким страшным, таким пронзительным альтом, на какой не способен ни один певец в мире. И надолго, надолго замер… Затем набрал в легкие воздуху еще больше и поднял альт уже до невероятной высоты…</text:p>
      <text:p text:style-name="Обычный">Затем паузы между верхней и нижней нотами стали сокращаться, – вопли потекли без умолку. К воплям прибавились рыдания, к рыданиям – крики о помощи. Сознание твое стало проясняться, и ты начал играть, с<text:s/>мучительным наслаждением играть роль умирающего.</text:p>
      <text:p text:style-name="Обычный">– О-ой, больно! Ой, мамочка, умираю!</text:p>
      <text:p text:style-name="Обычный">– Небось не умрешь, – холодно сказал я. – Покричишь, покричишь, да и смолкнешь.</text:p>
      <text:p text:style-name="Обычный">Но ты не смолкал.</text:p>
      <text:p text:style-name="Обычный">Разговор, конечно, оборвался. Мне было уже стыдно, и я зажигал папиросу, не поднимая глаз на бабушку. А у бабушки вдруг задрожали губы, брови, и, отвернувшись к окну, она стала быстро, быстро колотить чайной ложкой по столу.</text:p>
      <text:p text:style-name="Обычный">– Ужасно испорченный ребенок! – сказала, нахмуриваясь и стараясь быть беспристрастной, мама и снова взялась за свое вязанье. – Ужасно избалован!</text:p>
      <text:p text:style-name="Обычный">– Ой, бабушка! Ой, милая моя бабушка! – вопил ты диким голосом, взывая теперь к последнему прибежищу – к бабушке.</text:p>
      <text:p text:style-name="Обычный">И бабушка едва сидела на месте.</text:p>
      <text:p text:style-name="Обычный">Ее сердце рвалось в детскую,<text:s/>но, в угоду мне и маме, она крепилась, смотрела из-под дрожащих бровей на темневшую улицу и быстро стучала ложечкой по столу.</text:p>
      <text:p text:style-name="Обычный">Понял тогда и ты, что мы решили не сдаваться, что никто не утолит твоей боли и обиды поцелуями, мольбами о прощении. Да и слез уже<text:s/>не хватало. Ты до изнеможения упился своими рыданиями, своим детским горем, с которым не сравнится, может быть, ни одно человеческое горе, но прекратить вопли сразу было невозможно, хотя бы из-за одного самолюбия.</text:p>
      <text:p text:style-name="Обычный">Ясно было слышно: кричать тебе уже не хочется, голос охрип и срывается, слез нет. Но ты все кричал и кричал!</text:p>
      <text:p text:style-name="Обычный">Было невмоготу и мне. Хотелось встать с места, распахнуть дверь в детскую и сразу, каким-нибудь одним горячим словом, пресечь твои страдания. Но разве это согласуется с правилами разумного<text:s/>воспитания и с достоинством справедливого, хотя и строгого дяди?</text:p>
      <text:p text:style-name="Обычный">Наконец ты затих…</text:p>
      <text:p text:style-name="Обычный"/>
      <text:h text:style-name="Заголовок2" text:outline-level="2">V</text:h>
      <text:p text:style-name="P8"/>
      <text:p text:style-name="Обычный">– И мы тотчас помирились? – спрашиваешь ты.</text:p>
      <text:p text:style-name="Обычный">Нет, я таки выдержал характер. Я, по крайней мере, через полчаса после того, как ты затих, заглянул в детскую. И то как? Подошел к дверям, сделал серьезное лицо и растворил их с таким видом, точно у меня было какое-то дело. А ты в это время уже возвращался мало-помалу к обыденной жизни.</text:p>
      <text:p text:style-name="Обычный">Ты сидел на полу, изредка подергивался от глубоких прерывистых вздохов, обычных у детей после долгого плача, и с потемневшим от размазанных слез личиком забавлялся своими незатейливыми игрушками – пустыми коробочками от спичек, – расставляя их по полу, между раздвинутых ног, в каком-то, только тебе одному известном порядке.</text:p>
      <text:p text:style-name="Обычный">Как сжалось мое сердце<text:s/>при виде этих коробочек!</text:p>
      <text:p text:style-name="Обычный">Но, делая вид, что отношения наши прерваны, что я оскорблен тобою, я едва взглянул на тебя. Я внимательно и строго осмотрел подоконники, столы… Где это мой портсигар?… И уже хотел выйти, как вдруг ты поднял голову и, глядя на меня<text:s/>злыми, полными презрения глазами, хрипло сказал:</text:p>
      <text:p text:style-name="Обычный">– Теперь я никогда больше не буду любить тебя.</text:p>
      <text:p text:style-name="Обычный">Потом подумал, хотел сказать еще что-то очень обидное, но запнулся, не нашелся и сказал первое, что пришло в голову:</text:p>
      <text:p text:style-name="Обычный">– И никогда ничего не куплю тебе.</text:p>
      <text:p text:style-name="Обычный">– Пожалуйста! – небрежно ответил я, пожимая плечом. – Пожалуйста! Я от такого дурного мальчика и не взял бы ничего.</text:p>
      <text:p text:style-name="Обычный">– Даже и японскую копеечку, какую тогда подарил, назад возьму! – крикнул ты тонким, дрогнувшим голосом, делая последнюю попытку уязвить меня.</text:p>
      <text:p text:style-name="Обычный">– А вот это уж и совсем нехорошо! – ответил я. – Дарить и потом отнимать! Впрочем, это твое дело.</text:p>
      <text:p text:style-name="Обычный">Потом заходили к тебе мама и бабушка. И так же, как я, делали сначала вид, что вошли случайно… по делу… Затем качали головами и, стараясь не придавать своим словам<text:s/>значения, заводили речь о том, как это нехорошо, когда дети растут непослушными, дерзкими и добиваются того, что их никто не любит. А кончали тем, что советовали тебе пойти ко мне и попросить у меня прощения.</text:p>
      <text:p text:style-name="Обычный">– А то дядя рассердится и уедет в Москву, – говорила бабушка грустным тоном. – И никогда больше не приедет к нам.</text:p>
      <text:p text:style-name="Обычный">– И пускай не приедет! – отвечал ты едва слышно, все ниже опуская голову.</text:p>
      <text:p text:style-name="Обычный">– Ну, я умру, – говорила бабушка еще печальнее, совсем не думая о том, к какому жестокому средству прибегает она, чтобы заставить тебя переломить свою гордость.</text:p>
      <text:p text:style-name="Обычный">– И умирай, – отвечал ты сумрачным шепотом.</text:p>
      <text:p text:style-name="Обычный">– Хорош! – сказал я, снова чувствуя приступ раздражения. – Хорош! – повторил я, дымя папиросой и поглядывая в окно на темную пустую улицу.</text:p>
      <text:p text:style-name="Обычный">И, переждав, пока пожилая худая горничная, всегда молчаливая и печальная от сознания, что она – вдова машиниста, зажгла в столовой лампу, прибавил:</text:p>
      <text:p text:style-name="Обычный">– Вот так мальчик!</text:p>
      <text:p text:style-name="Обычный">– Да не обращай на него внимания, – сказала мама, заглядывая под матовый колпак лампы, не коптит ли. – Охота тебе разговаривать с такой злючкой!</text:p>
      <text:p text:style-name="Обычный">И мы сделали вид, что совсем забыли о тебе.</text:p>
      <text:p text:style-name="Обычный"/>
      <text:h text:style-name="Заголовок2" text:outline-level="2">VI</text:h>
      <text:p text:style-name="P9"/>
      <text:p text:style-name="Обычный">В детской огня еще не зажигали, и стекла ее окон казались теперь синими-синими. Зимний вечер стоял за ними, и в детской было сумрачно и грустно. Ты сидел на полу и передвигал коробочки. И эти коробочки мучили меня. Я встал и решил побродить по городу.</text:p>
      <text:p text:style-name="Обычный">Но тут послышался шепот бабушки.</text:p>
      <text:p text:style-name="Обычный">– Бесстыдник, бесстыдник! – зашептала она укоризненно. – Дядя тебя любит, возит тебе игрушки, гостинцы…</text:p>
      <text:p text:style-name="Обычный">Я громко прервал:</text:p>
      <text:p text:style-name="Обычный">– Бабушка, этого говорить не следует. Это лишнее. Тут дело не в гостинцах.</text:p>
      <text:p text:style-name="Обычный">Но бабушка знала, что делает.</text:p>
      <text:p text:style-name="Обычный">– Как же не в гостинцах? – ответила она. – Не дорог гостинец,<text:s/>а дорога память.</text:p>
      <text:p text:style-name="Обычный">И, помолчав, ударила по самой чувствительной струне твоего сердца:</text:p>
      <text:p text:style-name="Обычный">– А кто же купит ему теперь пенал, бумаги, книжку с картинками? Да что пенал! Пенал – туда-сюда. А цифры? Ведь уж этого не купишь ни за какие деньги, впрочем, – прибавила она, – делай, как знаешь. Сиди тут один в темноте.</text:p>
      <text:p text:style-name="Обычный">И вышла из детской.</text:p>
      <text:p text:style-name="Обычный">Кончено, самолюбие твое было сломлено! Ты был побежден.</text:p>
      <text:p text:style-name="Обычный">Чем неосуществимее мечта, тем пленительнее, чем пленительнее, тем неосуществимее. Я уже знаю это.</text:p>
      <text:p text:style-name="Обычный">С самых ранних дней моих я у нее<text:s/>во власти. Но я знаю и то, что, чем дороже мне моя мечта, тем менее надежд на достижение ее. И я уже давно в борьбе с нею. Я лукавлю: делаю вид, что я равнодушен. Но что мог сделать ты?</text:p>
      <text:p text:style-name="Обычный">Счастье, счастье!</text:p>
      <text:p text:style-name="Обычный">Ты открыл утром глаза, переполненный жаждою счастья. И с детской доверчивостью, с открытым сердцем кинулся к жизни: скорее, скорее!</text:p>
      <text:p text:style-name="Обычный">Но жизнь ответила:</text:p>
      <text:p text:style-name="Обычный">– Потерпи.</text:p>
      <text:p text:style-name="Обычный">– Ну пожалуйста! – воскликнул ты страстно.</text:p>
      <text:p text:style-name="Обычный">– Замолчи, иначе ничего не получишь!</text:p>
      <text:p text:style-name="Обычный">– Ну погоди же! – крикнул ты злобно. И на время смолк.</text:p>
      <text:p text:style-name="Обычный">Но сердце<text:s/>твое буйствовало. Ты бесновался, с грохотом валял стулья, бил ногами в пол, звонко вскрикивал от переполнявшей твое сердце радостной жажды… Тогда жизнь со всего размаха ударила тебя в сердце тупым ножом обиды. И ты закатился бешеным криком боли, призывом на помощь.</text:p>
      <text:p text:style-name="Обычный">Но и тут не дрогнул ни один мускул на лице жизни… Смирись, смирись!</text:p>
      <text:p text:style-name="Обычный">И ты смирился.</text:p>
      <text:p text:style-name="Обычный"/>
      <text:h text:style-name="Заголовок2" text:outline-level="2">VII</text:h>
      <text:p text:style-name="P10"/>
      <text:p text:style-name="Обычный">Помнишь ли, как робко вышел ты из детской и что ты сказал мне?</text:p>
      <text:p text:style-name="Обычный">– Дядечка! – сказал ты мне, обессиленный борьбой за счастье и все еще алкая его. – Дядечка, прости меня. И дай мне хоть каплю того счастья, жажда которого так сладко мучит меня.</text:p>
      <text:p text:style-name="Обычный">Но жизнь обидчива.</text:p>
      <text:p text:style-name="Обычный">Она сделала притворно печальное лицо.</text:p>
      <text:p text:style-name="Обычный">– Цифры! Я понимаю, что это счастье… Но ты не любишь дядю, огорчаешь его…</text:p>
      <text:p text:style-name="Обычный">– Да нет, неправда, – люблю, очень люблю! – горячо воскликнул ты.</text:p>
      <text:p text:style-name="Обычный">И жизнь наконец смилостивилась.</text:p>
      <text:p text:style-name="Обычный">– Ну уж бог с тобою! Неси сюда к столу стул, давай карандаши, бумагу…</text:p>
      <text:p text:style-name="Обычный">И какой радостью засияли твои глаза!</text:p>
      <text:p text:style-name="Обычный">Как хлопотал ты! Как боялся рассердить меня, каким покорным, деликатным, осторожным в каждом своем движении старался ты быть! И как жадно ловил ты каждое мое слово!</text:p>
      <text:p text:style-name="Обычный">Глубоко дыша от волнения, поминутно слюнявя огрызок карандаша, с каким старанием налегал<text:s/>ты на стол грудью и крутил головой, выводя таинственные, полные какого-то божественного значения черточки!</text:p>
      <text:p text:style-name="Обычный">Теперь уже и я наслаждался твоею радостью, с нежностью обоняя запах твоих волос: детские волосы хорошо пахнут, – совсем как маленькие птички.</text:p>
      <text:p text:style-name="Обычный">– Один…<text:s/>Два… Пять… – говорил ты, с трудом водя по бумаге.</text:p>
      <text:p text:style-name="Обычный">– Да нет, не так. Один, два, три, четыре.</text:p>
      <text:p text:style-name="Обычный">– Сейчас, сейчас, – говорил ты поспешно. – Я сначала: один, два…</text:p>
      <text:p text:style-name="Обычный">И смущенно глядел на меня.</text:p>
      <text:p text:style-name="Обычный">– Ну, три…</text:p>
      <text:p text:style-name="Обычный">– Да, да, три! – подхватывал ты радостно. – Я знаю. И выводил три, как большую прописную букву Е.</text:p>
      <text:p text:style-name="Обычный"/>
      <text:p text:style-name="Обычный"><text:span text:style-name="T11">1906</text:span><text:s/></text:p>
      <text:p text:style-name="P12"><text:span text:style-name="T1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 fo:text-indent="0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text-align="center" fo:text-indent="0in"/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text-align="center" fo:text-indent="0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text-align="center" fo:text-indent="0in"/>
      <style:text-properties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text-align="center" fo:text-indent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text-align="center" fo:text-indent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paragraph-properties fo:widows="0" fo:orphans="0" style:text-autospace="none" fo:text-align="justify" fo:text-indent="0.3937in"/>
      <style:text-properties style:font-name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>
      <style:text-properties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fo:font-weight="bold" style:font-weight-asian="bold" style:font-weight-complex="bold"/>
    </style:style>
    <style:style style:name="Epigraph" style:display-name="Epigraph" style:family="paragraph">
      <style:paragraph-properties fo:widows="0" fo:orphans="0" style:text-autospace="none" fo:text-align="justify" fo:margin-left="2.0833in" fo:text-indent="0.2777in">
        <style:tab-stops/>
      </style:paragraph-properties>
      <style:text-properties style:font-name="Times New Roman" fo:font-style="italic" style:font-style-asian="italic" style:font-style-complex="italic" fo:font-size="11pt" style:font-size-asian="11pt" style:font-size-complex="11pt" fo:hyphenate="false"/>
    </style:style>
    <style:style style:name="EpigraphAuthor" style:display-name="Epigraph Author" style:family="paragraph" style:next-style-name="Обычный">
      <style:paragraph-properties fo:widows="0" fo:orphans="0" style:text-autospace="none" fo:text-align="justify" fo:margin-left="2.0833in" fo:text-indent="0.2777in">
        <style:tab-stops/>
      </style:paragraph-properties>
      <style:text-properties style:font-name="Times New Roman" fo:font-weight="bold" style:font-weight-asian="bold" style:font-weight-complex="bold" fo:font-size="11pt" style:font-size-asian="11pt" style:font-size-complex="11pt" fo:hyphenate="false"/>
    </style:style>
    <style:style style:name="Annotation" style:display-name="Annotation" style:family="paragraph" style:next-style-name="Обычный">
      <style:paragraph-properties fo:widows="0" fo:orphans="0" style:text-autospace="none" fo:text-align="justify" fo:text-indent="0.3937in"/>
      <style:text-properties style:font-name="Times New Roman" fo:font-style="italic" style:font-style-asian="italic" style:font-style-complex="italic" fo:font-size="12pt" style:font-size-asian="12pt" style:font-size-complex="12pt" fo:hyphenate="false"/>
    </style:style>
    <style:style style:name="Cite" style:display-name="Cite" style:family="paragraph" style:next-style-name="Обычный">
      <style:paragraph-properties fo:widows="0" fo:orphans="0" style:text-autospace="none" fo:text-align="justify" fo:margin-left="0.7875in" fo:margin-right="0.4166in">
        <style:tab-stops/>
      </style:paragraph-properties>
      <style:text-properties style:font-name="Times New Roman" fo:font-size="11pt" style:font-size-asian="11pt" style:font-size-complex="11pt" fo:hyphenate="false"/>
    </style:style>
    <style:style style:name="CiteAuthor" style:display-name="Cite Author" style:family="paragraph" style:next-style-name="Обычный">
      <style:paragraph-properties fo:widows="0" fo:orphans="0" style:text-autospace="none" fo:text-align="justify" fo:margin-left="1.1812in" fo:margin-right="0.4166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1pt" style:font-size-asian="11pt" style:font-size-complex="11pt" fo:hyphenate="false"/>
    </style:style>
    <style:style style:name="PoemTitle" style:display-name="Poem Title" style:family="paragraph" style:next-style-name="Обычный">
      <style:paragraph-properties fo:widows="0" fo:orphans="0" style:text-autospace="none" fo:margin-top="0.0083in" fo:margin-left="1.3888in" fo:margin-right="0.4166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fo:hyphenate="false"/>
    </style:style>
    <style:style style:name="Stanza" style:display-name="Stanza" style:family="paragraph" style:next-style-name="Обычный">
      <style:paragraph-properties fo:widows="0" fo:orphans="0" style:text-autospace="none" fo:margin-left="1.3888in" fo:margin-right="0.4166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" style:display-name="FootNote" style:family="paragraph" style:next-style-name="Обычный">
      <style:paragraph-properties fo:widows="0" fo:orphans="0" style:text-autospace="none" fo:text-align="justify" fo:text-indent="0.1388in"/>
      <style:text-properties style:font-name="Times New Roman" fo:hyphenate="false"/>
    </style:style>
    <style:style style:name="FootNoteEpigraph" style:display-name="FootNote Epigraph" style:family="paragraph">
      <style:paragraph-properties fo:widows="0" fo:orphans="0" style:text-autospace="none" fo:text-align="justify" fo:margin-left="1.0416in" fo:text-indent="0.2777in">
        <style:tab-stops/>
      </style:paragraph-properties>
      <style:text-properties style:font-name="Times New Roman" fo:font-style="italic" style:font-style-asian="italic" style:font-style-complex="italic" fo:font-size="9pt" style:font-size-asian="9pt" style:font-size-complex="9pt" fo:hyphenate="false"/>
    </style:style>
    <style:style style:name="FootNoteStanza" style:display-name="FootNote Stanza" style:family="paragraph" style:next-style-name="Обычный">
      <style:paragraph-properties fo:widows="0" fo:orphans="0" style:text-autospace="none" fo:margin-left="0.3472in" fo:margin-right="0.4166in">
        <style:tab-stops/>
      </style:paragraph-properties>
      <style:text-properties style:font-name="Times New Roman" fo:font-size="9pt" style:font-size-asian="9pt" style:font-size-complex="9pt" fo:hyphenate="false"/>
    </style:style>
    <style:style style:name="FootNoteCite" style:display-name="FootNote Cite" style:family="paragraph" style:next-style-name="Обычный">
      <style:paragraph-properties fo:widows="0" fo:orphans="0" style:text-autospace="none" fo:text-align="justify" fo:margin-left="0.2083in" fo:margin-right="0.4166in">
        <style:tab-stops/>
      </style:paragraph-properties>
      <style:text-properties style:font-name="Times New Roman" fo:font-size="9pt" style:font-size-asian="9pt" style:font-size-complex="9pt" fo:hyphenate="false"/>
    </style:style>
    <style:style style:name="FootNoteCiteAuthor" style:display-name="FootNote Cite Author" style:family="paragraph" style:next-style-name="Обычный">
      <style:paragraph-properties fo:widows="0" fo:orphans="0" style:text-autospace="none" fo:text-align="justify" fo:margin-left="0.243in" fo:margin-right="0.4166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FootNotePoemTitle" style:display-name="FootNote Poem Title" style:family="paragraph" style:next-style-name="Обычный">
      <style:paragraph-properties fo:widows="0" fo:orphans="0" style:text-autospace="none" fo:margin-top="0.0083in" fo:margin-left="1.3888in" fo:margin-right="0.4166in">
        <style:tab-stops/>
      </style:paragraph-properties>
      <style:text-properties style:font-name="Times New Roman"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Цифры</dc:title>
    <dc:description/>
    <dc:subject/>
    <meta:initial-creator>Иван Алексеевич Бунин</meta:initial-creator>
    <dc:creator>Пользователь Windows</dc:creator>
    <meta:creation-date>2022-05-28T07:31:00Z</meta:creation-date>
    <dc:date>2022-05-28T07:31:00Z</dc:date>
    <meta:template xlink:href="Normal.dotm" xlink:type="simple"/>
    <meta:editing-cycles>2</meta:editing-cycles>
    <meta:editing-duration>PT0S</meta:editing-duration>
    <meta:document-statistic meta:page-count="6" meta:paragraph-count="30" meta:word-count="2255" meta:character-count="15081" meta:row-count="107" meta:non-whitespace-character-count="12856"/>
  </office:meta>
</office:document-meta>
</file>